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206153303030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3.503123000000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182.665410101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892.564400000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Historic-Crypto plugin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Historic-Crypto plugin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Historic-Crypto plugin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Historic-Crypto plugin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206153303030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82.665410101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892.5644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291432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624186050505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29053515151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82.66541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892.56440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5-09T19:46:10.659805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